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ce3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debut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indMatin</text:p>
          </table:table-cell>
          <table:table-cell table:style-name="ce4" office:value-type="string" calcext:value-type="string">
            <text:p>indApresMidi</text:p>
          </table:table-cell>
          <table:table-cell table:style-name="ce4" office:value-type="string" calcext:value-type="string">
            <text:p>indSoir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time" office:time-value="PT00H00M00S" calcext:value-type="time">
            <text:p>00:00:00</text:p>
          </table:table-cell>
          <table:table-cell office:value-type="time" office:time-value="PT00H15M00S" calcext:value-type="time">
            <text:p>00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15M00S" calcext:value-type="time">
            <text:p>00:15:00</text:p>
          </table:table-cell>
          <table:table-cell table:formula="of:=[.B4]" office:value-type="time" office:time-value="PT00H30M00S" calcext:value-type="time">
            <text:p>00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30M00S" calcext:value-type="time">
            <text:p>00:30:00</text:p>
          </table:table-cell>
          <table:table-cell table:formula="of:=[.B5]" office:value-type="time" office:time-value="PT00H45M00S" calcext:value-type="time">
            <text:p>00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time" office:time-value="PT00H45M00S" calcext:value-type="time">
            <text:p>00:45:00</text:p>
          </table:table-cell>
          <table:table-cell table:formula="of:=[.B6]" office:value-type="time" office:time-value="PT01H00M00S" calcext:value-type="time">
            <text:p>01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1H00M00S" calcext:value-type="time">
            <text:p>01:00:00</text:p>
          </table:table-cell>
          <table:table-cell table:formula="of:=[.B7]" office:value-type="time" office:time-value="PT01H15M00S" calcext:value-type="time">
            <text:p>01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table:formula="of:=[.B8]" office:value-type="time" office:time-value="PT01H30M00S" calcext:value-type="time">
            <text:p>01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time" office:time-value="PT01H30M00S" calcext:value-type="time">
            <text:p>01:30:00</text:p>
          </table:table-cell>
          <table:table-cell table:formula="of:=[.B9]" office:value-type="time" office:time-value="PT01H45M00S" calcext:value-type="time">
            <text:p>01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1H45M00S" calcext:value-type="time">
            <text:p>01:45:00</text:p>
          </table:table-cell>
          <table:table-cell table:formula="of:=[.B10]" office:value-type="time" office:time-value="PT02H00M00S" calcext:value-type="time">
            <text:p>02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table:formula="of:=[.B11]" office:value-type="time" office:time-value="PT02H15M00S" calcext:value-type="time">
            <text:p>02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time" office:time-value="PT02H15M00S" calcext:value-type="time">
            <text:p>02:15:00</text:p>
          </table:table-cell>
          <table:table-cell table:formula="of:=[.B12]" office:value-type="time" office:time-value="PT02H30M00S" calcext:value-type="time">
            <text:p>02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2H30M00S" calcext:value-type="time">
            <text:p>02:30:00</text:p>
          </table:table-cell>
          <table:table-cell table:formula="of:=[.B13]" office:value-type="time" office:time-value="PT02H45M00S" calcext:value-type="time">
            <text:p>02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2H45M00S" calcext:value-type="time">
            <text:p>02:45:00</text:p>
          </table:table-cell>
          <table:table-cell table:formula="of:=[.B14]" office:value-type="time" office:time-value="PT03H00M00S" calcext:value-type="time">
            <text:p>03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time" office:time-value="PT03H00M00S" calcext:value-type="time">
            <text:p>03:00:00</text:p>
          </table:table-cell>
          <table:table-cell table:formula="of:=[.B15]" office:value-type="time" office:time-value="PT03H15M00S" calcext:value-type="time">
            <text:p>03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03H15M00S" calcext:value-type="time">
            <text:p>03:15:00</text:p>
          </table:table-cell>
          <table:table-cell table:formula="of:=[.B16]" office:value-type="time" office:time-value="PT03H30M00S" calcext:value-type="time">
            <text:p>03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time" office:time-value="PT03H30M00S" calcext:value-type="time">
            <text:p>03:30:00</text:p>
          </table:table-cell>
          <table:table-cell table:formula="of:=[.B17]" office:value-type="time" office:time-value="PT03H45M00S" calcext:value-type="time">
            <text:p>03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time" office:time-value="PT03H45M00S" calcext:value-type="time">
            <text:p>03:45:00</text:p>
          </table:table-cell>
          <table:table-cell table:formula="of:=[.B18]" office:value-type="time" office:time-value="PT04H00M00S" calcext:value-type="time">
            <text:p>04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time" office:time-value="PT04H00M00S" calcext:value-type="time">
            <text:p>04:00:00</text:p>
          </table:table-cell>
          <table:table-cell table:formula="of:=[.B19]" office:value-type="time" office:time-value="PT04H15M00S" calcext:value-type="time">
            <text:p>04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04H15M00S" calcext:value-type="time">
            <text:p>04:15:00</text:p>
          </table:table-cell>
          <table:table-cell table:formula="of:=[.B20]" office:value-type="time" office:time-value="PT04H30M00S" calcext:value-type="time">
            <text:p>04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time" office:time-value="PT04H30M00S" calcext:value-type="time">
            <text:p>04:30:00</text:p>
          </table:table-cell>
          <table:table-cell table:formula="of:=[.B21]" office:value-type="time" office:time-value="PT04H45M00S" calcext:value-type="time">
            <text:p>04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time" office:time-value="PT04H45M00S" calcext:value-type="time">
            <text:p>04:45:00</text:p>
          </table:table-cell>
          <table:table-cell table:formula="of:=[.B22]" office:value-type="time" office:time-value="PT05H00M00S" calcext:value-type="time">
            <text:p>05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5H00M00S" calcext:value-type="time">
            <text:p>05:00:00</text:p>
          </table:table-cell>
          <table:table-cell table:formula="of:=[.B23]" office:value-type="time" office:time-value="PT05H15M00S" calcext:value-type="time">
            <text:p>05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time" office:time-value="PT05H15M00S" calcext:value-type="time">
            <text:p>05:15:00</text:p>
          </table:table-cell>
          <table:table-cell table:formula="of:=[.B24]" office:value-type="time" office:time-value="PT05H30M00S" calcext:value-type="time">
            <text:p>05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time" office:time-value="PT05H30M00S" calcext:value-type="time">
            <text:p>05:30:00</text:p>
          </table:table-cell>
          <table:table-cell table:formula="of:=[.B25]" office:value-type="time" office:time-value="PT05H45M00S" calcext:value-type="time">
            <text:p>05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time" office:time-value="PT05H45M00S" calcext:value-type="time">
            <text:p>05:45:00</text:p>
          </table:table-cell>
          <table:table-cell table:formula="of:=[.B26]" office:value-type="time" office:time-value="PT06H00M00S" calcext:value-type="time">
            <text:p>06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time" office:time-value="PT06H00M00S" calcext:value-type="time">
            <text:p>06:00:00</text:p>
          </table:table-cell>
          <table:table-cell table:formula="of:=[.B27]" office:value-type="time" office:time-value="PT06H15M00S" calcext:value-type="time">
            <text:p>06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time" office:time-value="PT06H15M00S" calcext:value-type="time">
            <text:p>06:15:00</text:p>
          </table:table-cell>
          <table:table-cell table:formula="of:=[.B28]" office:value-type="time" office:time-value="PT06H30M00S" calcext:value-type="time">
            <text:p>06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time" office:time-value="PT06H30M00S" calcext:value-type="time">
            <text:p>06:30:00</text:p>
          </table:table-cell>
          <table:table-cell table:formula="of:=[.B29]" office:value-type="time" office:time-value="PT06H45M00S" calcext:value-type="time">
            <text:p>06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time" office:time-value="PT06H45M00S" calcext:value-type="time">
            <text:p>06:45:00</text:p>
          </table:table-cell>
          <table:table-cell table:formula="of:=[.B30]" office:value-type="time" office:time-value="PT07H00M00S" calcext:value-type="time">
            <text:p>07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time" office:time-value="PT07H00M00S" calcext:value-type="time">
            <text:p>07:00:00</text:p>
          </table:table-cell>
          <table:table-cell table:formula="of:=[.B31]" office:value-type="time" office:time-value="PT07H15M00S" calcext:value-type="time">
            <text:p>07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time" office:time-value="PT07H15M00S" calcext:value-type="time">
            <text:p>07:15:00</text:p>
          </table:table-cell>
          <table:table-cell table:formula="of:=[.B32]" office:value-type="time" office:time-value="PT07H30M00S" calcext:value-type="time">
            <text:p>07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time" office:time-value="PT07H30M00S" calcext:value-type="time">
            <text:p>07:30:00</text:p>
          </table:table-cell>
          <table:table-cell table:formula="of:=[.B33]" office:value-type="time" office:time-value="PT07H45M00S" calcext:value-type="time">
            <text:p>07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time" office:time-value="PT07H45M00S" calcext:value-type="time">
            <text:p>07:45:00</text:p>
          </table:table-cell>
          <table:table-cell table:formula="of:=[.B34]" office:value-type="time" office:time-value="PT08H00M00S" calcext:value-type="time">
            <text:p>08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time" office:time-value="PT08H00M00S" calcext:value-type="time">
            <text:p>08:00:00</text:p>
          </table:table-cell>
          <table:table-cell table:formula="of:=[.B35]" office:value-type="time" office:time-value="PT08H15M00S" calcext:value-type="time">
            <text:p>08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time" office:time-value="PT08H15M00S" calcext:value-type="time">
            <text:p>08:15:00</text:p>
          </table:table-cell>
          <table:table-cell table:formula="of:=[.B36]" office:value-type="time" office:time-value="PT08H30M00S" calcext:value-type="time">
            <text:p>08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time" office:time-value="PT08H30M00S" calcext:value-type="time">
            <text:p>08:30:00</text:p>
          </table:table-cell>
          <table:table-cell table:formula="of:=[.B37]" office:value-type="time" office:time-value="PT08H45M00S" calcext:value-type="time">
            <text:p>08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time" office:time-value="PT08H45M00S" calcext:value-type="time">
            <text:p>08:45:00</text:p>
          </table:table-cell>
          <table:table-cell table:formula="of:=[.B38]" office:value-type="time" office:time-value="PT09H00M00S" calcext:value-type="time">
            <text:p>09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time" office:time-value="PT09H00M00S" calcext:value-type="time">
            <text:p>09:00:00</text:p>
          </table:table-cell>
          <table:table-cell table:formula="of:=[.B39]" office:value-type="time" office:time-value="PT09H15M00S" calcext:value-type="time">
            <text:p>09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time" office:time-value="PT09H15M00S" calcext:value-type="time">
            <text:p>09:15:00</text:p>
          </table:table-cell>
          <table:table-cell table:formula="of:=[.B40]" office:value-type="time" office:time-value="PT09H30M00S" calcext:value-type="time">
            <text:p>09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time" office:time-value="PT09H30M00S" calcext:value-type="time">
            <text:p>09:30:00</text:p>
          </table:table-cell>
          <table:table-cell table:formula="of:=[.B41]" office:value-type="time" office:time-value="PT09H45M00S" calcext:value-type="time">
            <text:p>09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time" office:time-value="PT09H45M00S" calcext:value-type="time">
            <text:p>09:45:00</text:p>
          </table:table-cell>
          <table:table-cell table:formula="of:=[.B42]" office:value-type="time" office:time-value="PT10H00M00S" calcext:value-type="time">
            <text:p>10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10H00M00S" calcext:value-type="time">
            <text:p>10:00:00</text:p>
          </table:table-cell>
          <table:table-cell table:formula="of:=[.B43]" office:value-type="time" office:time-value="PT10H15M00S" calcext:value-type="time">
            <text:p>10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10H15M00S" calcext:value-type="time">
            <text:p>10:15:00</text:p>
          </table:table-cell>
          <table:table-cell table:formula="of:=[.B44]" office:value-type="time" office:time-value="PT10H30M00S" calcext:value-type="time">
            <text:p>10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time" office:time-value="PT10H30M00S" calcext:value-type="time">
            <text:p>10:30:00</text:p>
          </table:table-cell>
          <table:table-cell table:formula="of:=[.B45]" office:value-type="time" office:time-value="PT10H45M00S" calcext:value-type="time">
            <text:p>10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time" office:time-value="PT10H45M00S" calcext:value-type="time">
            <text:p>10:45:00</text:p>
          </table:table-cell>
          <table:table-cell table:formula="of:=[.B46]" office:value-type="time" office:time-value="PT11H00M00S" calcext:value-type="time">
            <text:p>11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time" office:time-value="PT11H00M00S" calcext:value-type="time">
            <text:p>11:00:00</text:p>
          </table:table-cell>
          <table:table-cell table:formula="of:=[.B47]" office:value-type="time" office:time-value="PT11H15M00S" calcext:value-type="time">
            <text:p>11:1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time" office:time-value="PT11H15M00S" calcext:value-type="time">
            <text:p>11:15:00</text:p>
          </table:table-cell>
          <table:table-cell table:formula="of:=[.B48]" office:value-type="time" office:time-value="PT11H30M00S" calcext:value-type="time">
            <text:p>11:3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time" office:time-value="PT11H30M00S" calcext:value-type="time">
            <text:p>11:30:00</text:p>
          </table:table-cell>
          <table:table-cell table:formula="of:=[.B49]" office:value-type="time" office:time-value="PT11H45M00S" calcext:value-type="time">
            <text:p>11:45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time" office:time-value="PT11H45M00S" calcext:value-type="time">
            <text:p>11:45:00</text:p>
          </table:table-cell>
          <table:table-cell table:formula="of:=[.B50]" office:value-type="time" office:time-value="PT12H00M00S" calcext:value-type="time">
            <text:p>12:00: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time" office:time-value="PT12H00M00S" calcext:value-type="time">
            <text:p>12:00:00</text:p>
          </table:table-cell>
          <table:table-cell table:formula="of:=[.B51]" office:value-type="time" office:time-value="PT12H15M00S" calcext:value-type="time">
            <text:p>12:1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time" office:time-value="PT12H15M00S" calcext:value-type="time">
            <text:p>12:15:00</text:p>
          </table:table-cell>
          <table:table-cell table:formula="of:=[.B52]" office:value-type="time" office:time-value="PT12H30M00S" calcext:value-type="time">
            <text:p>12:3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12H30M00S" calcext:value-type="time">
            <text:p>12:30:00</text:p>
          </table:table-cell>
          <table:table-cell table:formula="of:=[.B53]" office:value-type="time" office:time-value="PT12H45M00S" calcext:value-type="time">
            <text:p>12:4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time" office:time-value="PT12H45M00S" calcext:value-type="time">
            <text:p>12:45:00</text:p>
          </table:table-cell>
          <table:table-cell table:formula="of:=[.B54]" office:value-type="time" office:time-value="PT13H00M00S" calcext:value-type="time">
            <text:p>13:0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time" office:time-value="PT13H00M00S" calcext:value-type="time">
            <text:p>13:00:00</text:p>
          </table:table-cell>
          <table:table-cell table:formula="of:=[.B55]" office:value-type="time" office:time-value="PT13H15M00S" calcext:value-type="time">
            <text:p>13:1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time" office:time-value="PT13H15M00S" calcext:value-type="time">
            <text:p>13:15:00</text:p>
          </table:table-cell>
          <table:table-cell table:formula="of:=[.B56]" office:value-type="time" office:time-value="PT13H30M00S" calcext:value-type="time">
            <text:p>13:3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time" office:time-value="PT13H30M00S" calcext:value-type="time">
            <text:p>13:30:00</text:p>
          </table:table-cell>
          <table:table-cell table:formula="of:=[.B57]" office:value-type="time" office:time-value="PT13H45M00S" calcext:value-type="time">
            <text:p>13:4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time" office:time-value="PT13H45M00S" calcext:value-type="time">
            <text:p>13:45:00</text:p>
          </table:table-cell>
          <table:table-cell table:formula="of:=[.B58]" office:value-type="time" office:time-value="PT14H00M00S" calcext:value-type="time">
            <text:p>14:0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time" office:time-value="PT14H00M00S" calcext:value-type="time">
            <text:p>14:00:00</text:p>
          </table:table-cell>
          <table:table-cell table:formula="of:=[.B59]" office:value-type="time" office:time-value="PT14H15M00S" calcext:value-type="time">
            <text:p>14:1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time" office:time-value="PT14H15M00S" calcext:value-type="time">
            <text:p>14:15:00</text:p>
          </table:table-cell>
          <table:table-cell table:formula="of:=[.B60]" office:value-type="time" office:time-value="PT14H30M00S" calcext:value-type="time">
            <text:p>14:3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time" office:time-value="PT14H30M00S" calcext:value-type="time">
            <text:p>14:30:00</text:p>
          </table:table-cell>
          <table:table-cell table:formula="of:=[.B61]" office:value-type="time" office:time-value="PT14H45M00S" calcext:value-type="time">
            <text:p>14:4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time" office:time-value="PT14H45M00S" calcext:value-type="time">
            <text:p>14:45:00</text:p>
          </table:table-cell>
          <table:table-cell table:formula="of:=[.B62]" office:value-type="time" office:time-value="PT15H00M00S" calcext:value-type="time">
            <text:p>15:0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time" office:time-value="PT15H00M00S" calcext:value-type="time">
            <text:p>15:00:00</text:p>
          </table:table-cell>
          <table:table-cell table:formula="of:=[.B63]" office:value-type="time" office:time-value="PT15H15M00S" calcext:value-type="time">
            <text:p>15:1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time" office:time-value="PT15H15M00S" calcext:value-type="time">
            <text:p>15:15:00</text:p>
          </table:table-cell>
          <table:table-cell table:formula="of:=[.B64]" office:value-type="time" office:time-value="PT15H30M00S" calcext:value-type="time">
            <text:p>15:3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time" office:time-value="PT15H30M00S" calcext:value-type="time">
            <text:p>15:30:00</text:p>
          </table:table-cell>
          <table:table-cell table:formula="of:=[.B65]" office:value-type="time" office:time-value="PT15H45M00S" calcext:value-type="time">
            <text:p>15:4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time" office:time-value="PT15H45M00S" calcext:value-type="time">
            <text:p>15:45:00</text:p>
          </table:table-cell>
          <table:table-cell table:formula="of:=[.B66]" office:value-type="time" office:time-value="PT16H00M00S" calcext:value-type="time">
            <text:p>16:0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time" office:time-value="PT16H00M00S" calcext:value-type="time">
            <text:p>16:00:00</text:p>
          </table:table-cell>
          <table:table-cell table:formula="of:=[.B67]" office:value-type="time" office:time-value="PT16H15M00S" calcext:value-type="time">
            <text:p>16:1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time" office:time-value="PT16H15M00S" calcext:value-type="time">
            <text:p>16:15:00</text:p>
          </table:table-cell>
          <table:table-cell table:formula="of:=[.B68]" office:value-type="time" office:time-value="PT16H30M00S" calcext:value-type="time">
            <text:p>16:3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time" office:time-value="PT16H30M00S" calcext:value-type="time">
            <text:p>16:30:00</text:p>
          </table:table-cell>
          <table:table-cell table:formula="of:=[.B69]" office:value-type="time" office:time-value="PT16H45M00S" calcext:value-type="time">
            <text:p>16:4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time" office:time-value="PT16H45M00S" calcext:value-type="time">
            <text:p>16:45:00</text:p>
          </table:table-cell>
          <table:table-cell table:formula="of:=[.B70]" office:value-type="time" office:time-value="PT17H00M00S" calcext:value-type="time">
            <text:p>17:0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time" office:time-value="PT17H00M00S" calcext:value-type="time">
            <text:p>17:00:00</text:p>
          </table:table-cell>
          <table:table-cell table:formula="of:=[.B71]" office:value-type="time" office:time-value="PT17H15M00S" calcext:value-type="time">
            <text:p>17:1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time" office:time-value="PT17H15M00S" calcext:value-type="time">
            <text:p>17:15:00</text:p>
          </table:table-cell>
          <table:table-cell table:formula="of:=[.B72]" office:value-type="time" office:time-value="PT17H30M00S" calcext:value-type="time">
            <text:p>17:3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time" office:time-value="PT17H30M00S" calcext:value-type="time">
            <text:p>17:30:00</text:p>
          </table:table-cell>
          <table:table-cell table:formula="of:=[.B73]" office:value-type="time" office:time-value="PT17H45M00S" calcext:value-type="time">
            <text:p>17:45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time" office:time-value="PT17H45M00S" calcext:value-type="time">
            <text:p>17:45:00</text:p>
          </table:table-cell>
          <table:table-cell table:formula="of:=[.B74]" office:value-type="time" office:time-value="PT18H00M00S" calcext:value-type="time">
            <text:p>18:00:0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time" office:time-value="PT18H00M00S" calcext:value-type="time">
            <text:p>18:00:00</text:p>
          </table:table-cell>
          <table:table-cell table:formula="of:=[.B75]" office:value-type="time" office:time-value="PT18H15M00S" calcext:value-type="time">
            <text:p>18:1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time" office:time-value="PT18H15M00S" calcext:value-type="time">
            <text:p>18:15:00</text:p>
          </table:table-cell>
          <table:table-cell table:formula="of:=[.B76]" office:value-type="time" office:time-value="PT18H30M00S" calcext:value-type="time">
            <text:p>18:3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time" office:time-value="PT18H30M00S" calcext:value-type="time">
            <text:p>18:30:00</text:p>
          </table:table-cell>
          <table:table-cell table:formula="of:=[.B77]" office:value-type="time" office:time-value="PT18H45M00S" calcext:value-type="time">
            <text:p>18:4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time" office:time-value="PT18H45M00S" calcext:value-type="time">
            <text:p>18:45:00</text:p>
          </table:table-cell>
          <table:table-cell table:formula="of:=[.B78]" office:value-type="time" office:time-value="PT19H00M00S" calcext:value-type="time">
            <text:p>19:0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time" office:time-value="PT19H00M00S" calcext:value-type="time">
            <text:p>19:00:00</text:p>
          </table:table-cell>
          <table:table-cell table:formula="of:=[.B79]" office:value-type="time" office:time-value="PT19H15M00S" calcext:value-type="time">
            <text:p>19:1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time" office:time-value="PT19H15M00S" calcext:value-type="time">
            <text:p>19:15:00</text:p>
          </table:table-cell>
          <table:table-cell table:formula="of:=[.B80]" office:value-type="time" office:time-value="PT19H30M00S" calcext:value-type="time">
            <text:p>19:3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time" office:time-value="PT19H30M00S" calcext:value-type="time">
            <text:p>19:30:00</text:p>
          </table:table-cell>
          <table:table-cell table:formula="of:=[.B81]" office:value-type="time" office:time-value="PT19H45M00S" calcext:value-type="time">
            <text:p>19:4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time" office:time-value="PT19H45M00S" calcext:value-type="time">
            <text:p>19:45:00</text:p>
          </table:table-cell>
          <table:table-cell table:formula="of:=[.B82]" office:value-type="time" office:time-value="PT20H00M00S" calcext:value-type="time">
            <text:p>20:0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time" office:time-value="PT20H00M00S" calcext:value-type="time">
            <text:p>20:00:00</text:p>
          </table:table-cell>
          <table:table-cell table:formula="of:=[.B83]" office:value-type="time" office:time-value="PT20H15M00S" calcext:value-type="time">
            <text:p>20:1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time" office:time-value="PT20H15M00S" calcext:value-type="time">
            <text:p>20:15:00</text:p>
          </table:table-cell>
          <table:table-cell table:formula="of:=[.B84]" office:value-type="time" office:time-value="PT20H30M00S" calcext:value-type="time">
            <text:p>20:3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time" office:time-value="PT20H30M00S" calcext:value-type="time">
            <text:p>20:30:00</text:p>
          </table:table-cell>
          <table:table-cell table:formula="of:=[.B85]" office:value-type="time" office:time-value="PT20H45M00S" calcext:value-type="time">
            <text:p>20:4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time" office:time-value="PT20H45M00S" calcext:value-type="time">
            <text:p>20:45:00</text:p>
          </table:table-cell>
          <table:table-cell table:formula="of:=[.B86]" office:value-type="time" office:time-value="PT21H00M00S" calcext:value-type="time">
            <text:p>21:0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time" office:time-value="PT21H00M00S" calcext:value-type="time">
            <text:p>21:00:00</text:p>
          </table:table-cell>
          <table:table-cell table:formula="of:=[.B87]" office:value-type="time" office:time-value="PT21H15M00S" calcext:value-type="time">
            <text:p>21:1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time" office:time-value="PT21H15M00S" calcext:value-type="time">
            <text:p>21:15:00</text:p>
          </table:table-cell>
          <table:table-cell table:formula="of:=[.B88]" office:value-type="time" office:time-value="PT21H30M00S" calcext:value-type="time">
            <text:p>21:3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time" office:time-value="PT21H30M00S" calcext:value-type="time">
            <text:p>21:30:00</text:p>
          </table:table-cell>
          <table:table-cell table:formula="of:=[.B89]" office:value-type="time" office:time-value="PT21H45M00S" calcext:value-type="time">
            <text:p>21:4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time" office:time-value="PT21H45M00S" calcext:value-type="time">
            <text:p>21:45:00</text:p>
          </table:table-cell>
          <table:table-cell table:formula="of:=[.B90]" office:value-type="time" office:time-value="PT22H00M00S" calcext:value-type="time">
            <text:p>22:0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time" office:time-value="PT22H00M00S" calcext:value-type="time">
            <text:p>22:00:00</text:p>
          </table:table-cell>
          <table:table-cell table:formula="of:=[.B91]" office:value-type="time" office:time-value="PT22H15M00S" calcext:value-type="time">
            <text:p>22:1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time" office:time-value="PT22H15M00S" calcext:value-type="time">
            <text:p>22:15:00</text:p>
          </table:table-cell>
          <table:table-cell table:formula="of:=[.B92]" office:value-type="time" office:time-value="PT22H30M00S" calcext:value-type="time">
            <text:p>22:3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time" office:time-value="PT22H30M00S" calcext:value-type="time">
            <text:p>22:30:00</text:p>
          </table:table-cell>
          <table:table-cell table:formula="of:=[.B93]" office:value-type="time" office:time-value="PT22H45M00S" calcext:value-type="time">
            <text:p>22:4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time" office:time-value="PT22H45M00S" calcext:value-type="time">
            <text:p>22:45:00</text:p>
          </table:table-cell>
          <table:table-cell table:formula="of:=[.B94]" office:value-type="time" office:time-value="PT23H00M00S" calcext:value-type="time">
            <text:p>23:0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time" office:time-value="PT23H00M00S" calcext:value-type="time">
            <text:p>23:00:00</text:p>
          </table:table-cell>
          <table:table-cell table:formula="of:=[.B95]" office:value-type="time" office:time-value="PT23H15M00S" calcext:value-type="time">
            <text:p>23:1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time" office:time-value="PT23H15M00S" calcext:value-type="time">
            <text:p>23:15:00</text:p>
          </table:table-cell>
          <table:table-cell table:formula="of:=[.B96]" office:value-type="time" office:time-value="PT23H30M00S" calcext:value-type="time">
            <text:p>23:3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time" office:time-value="PT23H30M00S" calcext:value-type="time">
            <text:p>23:30:00</text:p>
          </table:table-cell>
          <table:table-cell table:formula="of:=[.B97]" office:value-type="time" office:time-value="PT23H45M00S" calcext:value-type="time">
            <text:p>23:45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time" office:time-value="PT23H45M00S" calcext:value-type="time">
            <text:p>23:45:00</text:p>
          </table:table-cell>
          <table:table-cell table:formula="of:=[.B98]" office:value-type="time" office:time-value="PT00H00M00S" calcext:value-type="time">
            <text:p>00:00:0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1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22:28:38.509472009</meta:creation-date>
    <dc:date>2023-04-20T23:05:23.954759865</dc:date>
    <meta:editing-duration>PT12M</meta:editing-duration>
    <meta:editing-cycles>3</meta:editing-cycles>
    <meta:generator>LibreOffice/7.3.7.2$Linux_X86_64 LibreOffice_project/30$Build-2</meta:generator>
    <meta:document-statistic meta:table-count="1" meta:cell-count="582" meta:object-count="0"/>
  </office:meta>
</office:document-meta>
</file>